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2" style:family="paragraph" style:parent-style-name="Standard">
      <style:text-properties fo:font-weight="bold" officeooo:rsid="097a15a6" officeooo:paragraph-rsid="097a15a6" style:font-weight-asian="bold" style:font-weight-complex="bold"/>
    </style:style>
    <style:style style:name="P3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" style:family="paragraph" style:parent-style-name="Standard">
      <style:text-properties fo:font-weight="bold" officeooo:rsid="0a525c8e" officeooo:paragraph-rsid="0a525c8e" style:font-weight-asian="bold" style:font-weight-complex="bold"/>
    </style:style>
    <style:style style:name="P5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6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7" style:family="paragraph" style:parent-style-name="Standard">
      <style:text-properties style:font-name="Sans-serif" fo:font-weight="bold" officeooo:rsid="09670ddb" officeooo:paragraph-rsid="096b91b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1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14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16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19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2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23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113b38" style:font-size-asian="9pt" style:font-weight-asian="bold" style:font-size-complex="9pt" style:font-weight-complex="bold"/>
    </style:style>
    <style:style style:name="P2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b3de326" officeooo:paragraph-rsid="0ba2cc3c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2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2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2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2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715378a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text-properties style:font-name="Sans-serif" fo:font-weight="bold" officeooo:rsid="09670ddb" officeooo:paragraph-rsid="0b295c8d" style:font-weight-asian="bold" style:font-weight-complex="bold"/>
    </style:style>
    <style:style style:name="P33" style:family="paragraph" style:parent-style-name="Standard">
      <style:text-properties style:font-name="Sans-serif" fo:font-weight="bold" officeooo:rsid="09670ddb" officeooo:paragraph-rsid="0c47b06b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Sans-serif" fo:font-weight="bold" officeooo:paragraph-rsid="0baee12d" style:font-weight-asian="bold" style:font-weight-complex="bold"/>
    </style:style>
    <style:style style:name="P38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39" style:family="paragraph" style:parent-style-name="Standard">
      <style:text-properties style:font-name="Sans-serif" fo:font-weight="bold" officeooo:rsid="077a6193" officeooo:paragraph-rsid="0b6590ba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d2bef55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d4e2d81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c3766b4" style:font-weight-asian="normal" style:font-weight-complex="normal"/>
    </style:style>
    <style:style style:name="P44" style:family="paragraph" style:parent-style-name="Standard">
      <style:text-properties style:font-name="Sans-serif" officeooo:paragraph-rsid="0ba2cc3c"/>
    </style:style>
    <style:style style:name="P45" style:family="paragraph" style:parent-style-name="Standard">
      <style:text-properties officeooo:rsid="0b30f79e" officeooo:paragraph-rsid="0b30f79e"/>
    </style:style>
    <style:style style:name="P46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47" style:family="paragraph" style:parent-style-name="Standard">
      <style:text-properties fo:font-weight="bold" officeooo:rsid="0b43db55" officeooo:paragraph-rsid="0b43db55" style:font-weight-asian="bold" style:font-weight-complex="bold"/>
    </style:style>
    <style:style style:name="P48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9" style:family="paragraph" style:parent-style-name="Standard">
      <style:text-properties fo:font-weight="bold" officeooo:rsid="097a15a6" officeooo:paragraph-rsid="0c567ffe" style:font-weight-asian="bold" style:font-weight-complex="bold"/>
    </style:style>
    <style:style style:name="P50" style:family="paragraph" style:parent-style-name="Standard">
      <style:text-properties fo:font-weight="bold" officeooo:rsid="0a54af44" officeooo:paragraph-rsid="0a54af44" style:font-weight-asian="bold" style:font-weight-complex="bold"/>
    </style:style>
    <style:style style:name="P51" style:family="paragraph" style:parent-style-name="Standard">
      <style:text-properties fo:font-weight="bold" officeooo:rsid="0b544eed" officeooo:paragraph-rsid="0b544eed" style:font-weight-asian="bold" style:font-weight-complex="bold"/>
    </style:style>
    <style:style style:name="P52" style:family="paragraph" style:parent-style-name="Standard">
      <style:text-properties fo:font-weight="bold" officeooo:rsid="0b544eed" officeooo:paragraph-rsid="0c4d7f38" style:font-weight-asian="bold" style:font-weight-complex="bold"/>
    </style:style>
    <style:style style:name="P53" style:family="paragraph" style:parent-style-name="Standard">
      <style:text-properties fo:font-weight="bold" officeooo:rsid="0b544eed" officeooo:paragraph-rsid="0d654347" style:font-weight-asian="bold" style:font-weight-complex="bold"/>
    </style:style>
    <style:style style:name="P54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578787" officeooo:paragraph-rsid="0b578787" style:font-weight-asian="bold" style:font-weight-complex="bold"/>
    </style:style>
    <style:style style:name="P55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5ae17c" officeooo:paragraph-rsid="0b5ae17c" style:font-weight-asian="bold" style:font-weight-complex="bold"/>
    </style:style>
    <style:style style:name="P56" style:family="paragraph" style:parent-style-name="Standard">
      <style:text-properties fo:font-weight="bold" officeooo:rsid="0b5c18f3" officeooo:paragraph-rsid="0b5c18f3" style:font-weight-asian="bold" style:font-weight-complex="bold"/>
    </style:style>
    <style:style style:name="P57" style:family="paragraph" style:parent-style-name="Standard">
      <style:text-properties fo:font-weight="bold" officeooo:rsid="0b63a8f9" officeooo:paragraph-rsid="0b63a8f9" style:font-weight-asian="bold" style:font-weight-complex="bold"/>
    </style:style>
    <style:style style:name="P58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59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60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7180d9" officeooo:paragraph-rsid="0b7180d9" style:font-weight-asian="bold" style:font-weight-complex="bold"/>
    </style:style>
    <style:style style:name="P61" style:family="paragraph" style:parent-style-name="Standard">
      <style:text-properties fo:font-weight="bold" officeooo:rsid="0b8ddee7" officeooo:paragraph-rsid="0c3f6cf8" style:font-weight-asian="bold" style:font-weight-complex="bold"/>
    </style:style>
    <style:style style:name="P62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8ddee7" officeooo:paragraph-rsid="0c5dca06" style:font-weight-asian="bold" style:font-weight-complex="bold"/>
    </style:style>
    <style:style style:name="P63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8ddee7" officeooo:paragraph-rsid="0c67322e" style:font-weight-asian="bold" style:font-weight-complex="bold"/>
    </style:style>
    <style:style style:name="P64" style:family="paragraph" style:parent-style-name="Standard">
      <style:text-properties officeooo:paragraph-rsid="0b6590ba"/>
    </style:style>
    <style:style style:name="P65" style:family="paragraph" style:parent-style-name="Standard">
      <style:text-properties style:text-underline-style="none" officeooo:rsid="0d65649e" officeooo:paragraph-rsid="0d658926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ca7c42a" style:font-size-asian="9pt" style:font-weight-asian="bold" style:font-size-complex="9pt" style:font-weight-complex="bold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b2780c2" officeooo:paragraph-rsid="0ba2cc3c"/>
    </style:style>
    <style:style style:name="P7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c69d400" style:font-weight-asian="bold" style:font-weight-complex="bold"/>
    </style:style>
    <style:style style:name="P72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73" style:family="paragraph" style:parent-style-name="Heading_20_1">
      <style:text-properties officeooo:paragraph-rsid="0cf126e4"/>
    </style:style>
    <style:style style:name="P7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7d5067" style:font-weight-asian="normal" style:font-weight-complex="normal"/>
    </style:style>
    <style:style style:name="T9" style:family="text">
      <style:text-properties fo:font-weight="normal" officeooo:rsid="09fc0454" style:font-weight-asian="normal" style:font-weight-complex="normal"/>
    </style:style>
    <style:style style:name="T10" style:family="text">
      <style:text-properties fo:font-weight="normal" officeooo:rsid="09fcf6d4" style:font-weight-asian="normal" style:font-weight-complex="normal"/>
    </style:style>
    <style:style style:name="T11" style:family="text">
      <style:text-properties fo:font-weight="normal" officeooo:rsid="0a53de08" style:font-weight-asian="normal" style:font-weight-complex="normal"/>
    </style:style>
    <style:style style:name="T12" style:family="text">
      <style:text-properties fo:font-weight="normal" officeooo:rsid="0a544b4c" style:font-weight-asian="normal" style:font-weight-complex="normal"/>
    </style:style>
    <style:style style:name="T13" style:family="text">
      <style:text-properties fo:font-weight="normal" officeooo:rsid="0a5453e4" style:font-weight-asian="normal" style:font-weight-complex="normal"/>
    </style:style>
    <style:style style:name="T14" style:family="text">
      <style:text-properties fo:font-weight="normal" officeooo:rsid="0a54af44" style:font-weight-asian="normal" style:font-weight-complex="normal"/>
    </style:style>
    <style:style style:name="T15" style:family="text">
      <style:text-properties fo:font-weight="normal" officeooo:rsid="0a56d8d1" style:font-weight-asian="normal" style:font-weight-complex="normal"/>
    </style:style>
    <style:style style:name="T16" style:family="text">
      <style:text-properties fo:font-weight="normal" officeooo:rsid="0a5836b0" style:font-weight-asian="normal" style:font-weight-complex="normal"/>
    </style:style>
    <style:style style:name="T17" style:family="text">
      <style:text-properties fo:font-weight="normal" officeooo:rsid="0a58aaf8" style:font-weight-asian="normal" style:font-weight-complex="normal"/>
    </style:style>
    <style:style style:name="T18" style:family="text">
      <style:text-properties fo:font-weight="normal" officeooo:rsid="0a58b87e" style:font-weight-asian="normal" style:font-weight-complex="normal"/>
    </style:style>
    <style:style style:name="T19" style:family="text">
      <style:text-properties fo:font-weight="normal" officeooo:rsid="0a6221d7" style:font-weight-asian="normal" style:font-weight-complex="normal"/>
    </style:style>
    <style:style style:name="T20" style:family="text">
      <style:text-properties fo:font-weight="normal" officeooo:rsid="0a6a6bd2" style:font-weight-asian="normal" style:font-weight-complex="normal"/>
    </style:style>
    <style:style style:name="T21" style:family="text">
      <style:text-properties fo:font-weight="normal" officeooo:rsid="0a6b2afd" style:font-weight-asian="normal" style:font-weight-complex="normal"/>
    </style:style>
    <style:style style:name="T22" style:family="text">
      <style:text-properties fo:font-weight="normal" officeooo:rsid="0b43f044" style:font-weight-asian="normal" style:font-weight-complex="normal"/>
    </style:style>
    <style:style style:name="T23" style:family="text">
      <style:text-properties fo:font-weight="normal" officeooo:rsid="0b4729d1" style:font-weight-asian="normal" style:font-weight-complex="normal"/>
    </style:style>
    <style:style style:name="T24" style:family="text">
      <style:text-properties fo:font-weight="normal" officeooo:rsid="0b4fae9a" style:font-weight-asian="normal" style:font-weight-complex="normal"/>
    </style:style>
    <style:style style:name="T25" style:family="text">
      <style:text-properties fo:font-weight="normal" officeooo:rsid="0b4fcf47" style:font-weight-asian="normal" style:font-weight-complex="normal"/>
    </style:style>
    <style:style style:name="T26" style:family="text">
      <style:text-properties fo:font-weight="normal" officeooo:rsid="0b564b35" style:font-weight-asian="normal" style:font-weight-complex="normal"/>
    </style:style>
    <style:style style:name="T27" style:family="text">
      <style:text-properties fo:font-weight="normal" officeooo:rsid="0b566c66" style:font-weight-asian="normal" style:font-weight-complex="normal"/>
    </style:style>
    <style:style style:name="T28" style:family="text">
      <style:text-properties fo:font-weight="normal" officeooo:rsid="0b72b756" style:font-weight-asian="normal" style:font-weight-complex="normal"/>
    </style:style>
    <style:style style:name="T29" style:family="text">
      <style:text-properties fo:font-weight="normal" officeooo:rsid="0b73eff2" style:font-weight-asian="normal" style:font-weight-complex="normal"/>
    </style:style>
    <style:style style:name="T30" style:family="text">
      <style:text-properties fo:font-weight="normal" officeooo:rsid="0b749383" style:font-weight-asian="normal" style:font-weight-complex="normal"/>
    </style:style>
    <style:style style:name="T31" style:family="text">
      <style:text-properties fo:font-weight="normal" officeooo:rsid="0b79b87e" style:font-weight-asian="normal" style:font-weight-complex="normal"/>
    </style:style>
    <style:style style:name="T32" style:family="text">
      <style:text-properties fo:font-weight="normal" officeooo:rsid="0b7af5d1" style:font-weight-asian="normal" style:font-weight-complex="normal"/>
    </style:style>
    <style:style style:name="T33" style:family="text">
      <style:text-properties fo:font-weight="normal" officeooo:rsid="0b7bbd1e" style:font-weight-asian="normal" style:font-weight-complex="normal"/>
    </style:style>
    <style:style style:name="T34" style:family="text">
      <style:text-properties fo:font-weight="normal" officeooo:rsid="0b7cbbe0" style:font-weight-asian="normal" style:font-weight-complex="normal"/>
    </style:style>
    <style:style style:name="T35" style:family="text">
      <style:text-properties fo:font-weight="normal" officeooo:rsid="0ba7c2ab" style:font-weight-asian="normal" style:font-weight-complex="normal"/>
    </style:style>
    <style:style style:name="T36" style:family="text">
      <style:text-properties fo:font-weight="normal" officeooo:rsid="0bacccff" style:font-weight-asian="normal" style:font-weight-complex="normal"/>
    </style:style>
    <style:style style:name="T37" style:family="text">
      <style:text-properties fo:font-weight="normal" officeooo:rsid="0bbe266f" style:font-weight-asian="normal" style:font-weight-complex="normal"/>
    </style:style>
    <style:style style:name="T38" style:family="text">
      <style:text-properties fo:font-weight="normal" officeooo:rsid="0bf2698a" style:font-weight-asian="normal" style:font-weight-complex="normal"/>
    </style:style>
    <style:style style:name="T39" style:family="text">
      <style:text-properties fo:font-weight="normal" officeooo:rsid="0bf450ea" style:font-weight-asian="normal" style:font-weight-complex="normal"/>
    </style:style>
    <style:style style:name="T40" style:family="text">
      <style:text-properties fo:font-weight="normal" officeooo:rsid="0bf45121" style:font-weight-asian="normal" style:font-weight-complex="normal"/>
    </style:style>
    <style:style style:name="T41" style:family="text">
      <style:text-properties fo:font-weight="normal" officeooo:rsid="0bf47653" style:font-weight-asian="normal" style:font-weight-complex="normal"/>
    </style:style>
    <style:style style:name="T42" style:family="text">
      <style:text-properties fo:font-weight="normal" officeooo:rsid="0c0aa9b9" style:font-weight-asian="normal" style:font-weight-complex="normal"/>
    </style:style>
    <style:style style:name="T43" style:family="text">
      <style:text-properties fo:font-weight="normal" officeooo:rsid="0c0f1ff7" style:font-weight-asian="normal" style:font-weight-complex="normal"/>
    </style:style>
    <style:style style:name="T44" style:family="text">
      <style:text-properties fo:font-weight="normal" officeooo:rsid="0c10aea3" style:font-weight-asian="normal" style:font-weight-complex="normal"/>
    </style:style>
    <style:style style:name="T45" style:family="text">
      <style:text-properties fo:font-weight="normal" officeooo:rsid="0c155987" style:font-weight-asian="normal" style:font-weight-complex="normal"/>
    </style:style>
    <style:style style:name="T46" style:family="text">
      <style:text-properties fo:font-weight="normal" officeooo:rsid="0c162ac1" style:font-weight-asian="normal" style:font-weight-complex="normal"/>
    </style:style>
    <style:style style:name="T47" style:family="text">
      <style:text-properties fo:font-weight="normal" officeooo:rsid="0c3f6cf8" style:font-weight-asian="normal" style:font-weight-complex="normal"/>
    </style:style>
    <style:style style:name="T48" style:family="text">
      <style:text-properties fo:font-weight="normal" officeooo:rsid="0c830c11" style:font-weight-asian="normal" style:font-weight-complex="normal"/>
    </style:style>
    <style:style style:name="T49" style:family="text">
      <style:text-properties fo:font-weight="normal" officeooo:rsid="0c837d9c" style:font-weight-asian="normal" style:font-weight-complex="normal"/>
    </style:style>
    <style:style style:name="T50" style:family="text">
      <style:text-properties fo:font-weight="normal" officeooo:rsid="0c851f77" style:font-weight-asian="normal" style:font-weight-complex="normal"/>
    </style:style>
    <style:style style:name="T51" style:family="text">
      <style:text-properties fo:font-weight="normal" officeooo:rsid="0cb3b6b7" style:font-weight-asian="normal" style:font-weight-complex="normal"/>
    </style:style>
    <style:style style:name="T52" style:family="text">
      <style:text-properties fo:font-weight="normal" officeooo:rsid="0cb55f5b" style:font-weight-asian="normal" style:font-weight-complex="normal"/>
    </style:style>
    <style:style style:name="T53" style:family="text">
      <style:text-properties fo:font-weight="normal" officeooo:rsid="0cb74317" style:font-weight-asian="normal" style:font-weight-complex="normal"/>
    </style:style>
    <style:style style:name="T54" style:family="text">
      <style:text-properties fo:font-weight="normal" officeooo:rsid="0cbd8db0" style:font-weight-asian="normal" style:font-weight-complex="normal"/>
    </style:style>
    <style:style style:name="T55" style:family="text">
      <style:text-properties fo:font-weight="normal" officeooo:rsid="0cc1605e" style:font-weight-asian="normal" style:font-weight-complex="normal"/>
    </style:style>
    <style:style style:name="T56" style:family="text">
      <style:text-properties fo:font-weight="normal" officeooo:rsid="0cc28e97" style:font-weight-asian="normal" style:font-weight-complex="normal"/>
    </style:style>
    <style:style style:name="T57" style:family="text">
      <style:text-properties fo:font-weight="normal" officeooo:rsid="0cd22fc4" style:font-weight-asian="normal" style:font-weight-complex="normal"/>
    </style:style>
    <style:style style:name="T58" style:family="text">
      <style:text-properties fo:font-weight="normal" officeooo:rsid="0cd3b1ba" style:font-weight-asian="normal" style:font-weight-complex="normal"/>
    </style:style>
    <style:style style:name="T59" style:family="text">
      <style:text-properties fo:font-weight="normal" officeooo:rsid="0cdf2f8c" style:font-weight-asian="normal" style:font-weight-complex="normal"/>
    </style:style>
    <style:style style:name="T60" style:family="text">
      <style:text-properties fo:font-weight="normal" officeooo:rsid="0cdfc261" style:font-weight-asian="normal" style:font-weight-complex="normal"/>
    </style:style>
    <style:style style:name="T61" style:family="text">
      <style:text-properties fo:font-weight="normal" officeooo:rsid="0ce6ebfa" style:font-weight-asian="normal" style:font-weight-complex="normal"/>
    </style:style>
    <style:style style:name="T62" style:family="text">
      <style:text-properties fo:font-weight="normal" officeooo:rsid="0ce73c9e" style:font-weight-asian="normal" style:font-weight-complex="normal"/>
    </style:style>
    <style:style style:name="T63" style:family="text">
      <style:text-properties fo:font-weight="normal" officeooo:rsid="0cebc769" style:font-weight-asian="normal" style:font-weight-complex="normal"/>
    </style:style>
    <style:style style:name="T64" style:family="text">
      <style:text-properties fo:font-weight="normal" officeooo:rsid="0ced4930" style:font-weight-asian="normal" style:font-weight-complex="normal"/>
    </style:style>
    <style:style style:name="T65" style:family="text">
      <style:text-properties fo:font-weight="normal" officeooo:rsid="0cf102c6" style:font-weight-asian="normal" style:font-weight-complex="normal"/>
    </style:style>
    <style:style style:name="T66" style:family="text">
      <style:text-properties fo:font-weight="normal" officeooo:rsid="0d08d266" style:font-weight-asian="normal" style:font-weight-complex="normal"/>
    </style:style>
    <style:style style:name="T67" style:family="text">
      <style:text-properties fo:font-weight="normal" officeooo:rsid="0d0e8c6e" style:font-weight-asian="normal" style:font-weight-complex="normal"/>
    </style:style>
    <style:style style:name="T68" style:family="text">
      <style:text-properties fo:font-weight="normal" officeooo:rsid="0d11d8b3" style:font-weight-asian="normal" style:font-weight-complex="normal"/>
    </style:style>
    <style:style style:name="T69" style:family="text">
      <style:text-properties fo:font-weight="normal" officeooo:rsid="0d1b1e96" style:font-weight-asian="normal" style:font-weight-complex="normal"/>
    </style:style>
    <style:style style:name="T70" style:family="text">
      <style:text-properties fo:font-weight="normal" officeooo:rsid="0d1cade1" style:font-weight-asian="normal" style:font-weight-complex="normal"/>
    </style:style>
    <style:style style:name="T71" style:family="text">
      <style:text-properties fo:font-weight="normal" officeooo:rsid="0d82799c" style:font-weight-asian="normal" style:font-weight-complex="normal"/>
    </style:style>
    <style:style style:name="T72" style:family="text">
      <style:text-properties fo:font-weight="normal" officeooo:rsid="0d858d30" style:font-weight-asian="normal" style:font-weight-complex="normal"/>
    </style:style>
    <style:style style:name="T7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7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6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normal" officeooo:rsid="0716bceb" style:font-style-asian="normal" style:font-style-complex="normal"/>
    </style:style>
    <style:style style:name="T79" style:family="text">
      <style:text-properties fo:font-style="normal" officeooo:rsid="0b3d8491" style:font-style-asian="normal" style:font-style-complex="normal"/>
    </style:style>
    <style:style style:name="T80" style:family="text">
      <style:text-properties fo:font-style="normal" officeooo:rsid="071c4ff5" style:font-style-asian="normal" style:font-style-complex="normal"/>
    </style:style>
    <style:style style:name="T8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c8b555f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officeooo:rsid="0c5924ef" style:font-style-asian="normal" style:font-style-complex="normal"/>
    </style:style>
    <style:style style:name="T115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116" style:family="text">
      <style:text-properties style:font-name="Sans-serif" fo:font-size="9pt" fo:font-style="italic" style:text-underline-style="none" fo:font-weight="normal" officeooo:rsid="0c5cfb0d" style:font-size-asian="9pt" style:font-style-asian="italic" style:font-weight-asian="normal" style:font-size-complex="9pt" style:font-style-complex="italic" style:font-weight-complex="normal"/>
    </style:style>
    <style:style style:name="T117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8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119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20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121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123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124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125" style:family="text">
      <style:text-properties style:font-name="Sans-serif" fo:font-size="9pt" fo:font-style="normal" fo:font-weight="normal" officeooo:rsid="0a645988" style:font-size-asian="9pt" style:font-style-asian="normal" style:font-weight-asian="normal" style:font-size-complex="9pt" style:font-style-complex="normal" style:font-weight-complex="normal"/>
    </style:style>
    <style:style style:name="T126" style:family="text">
      <style:text-properties style:font-name="Sans-serif" fo:font-size="9pt" fo:font-style="normal" fo:font-weight="normal" officeooo:rsid="0a6588b6" style:font-size-asian="9pt" style:font-style-asian="normal" style:font-weight-asian="normal" style:font-size-complex="9pt" style:font-style-complex="normal" style:font-weight-complex="normal"/>
    </style:style>
    <style:style style:name="T127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128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129" style:family="text">
      <style:text-properties style:font-name="Sans-serif"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130" style:family="text">
      <style:text-properties style:font-name="Sans-serif" fo:font-size="9pt" fo:font-style="normal" fo:font-weight="normal" officeooo:rsid="0b92b2ee" style:font-size-asian="9pt" style:font-style-asian="normal" style:font-weight-asian="normal" style:font-size-complex="9pt" style:font-style-complex="normal" style:font-weight-complex="normal"/>
    </style:style>
    <style:style style:name="T131" style:family="text">
      <style:text-properties style:font-name="Sans-serif"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32" style:family="text">
      <style:text-properties style:font-name="Sans-serif" fo:font-size="9pt" fo:font-style="normal" fo:font-weight="normal" officeooo:rsid="0c3f6cf8" style:font-size-asian="9pt" style:font-style-asian="normal" style:font-weight-asian="normal" style:font-size-complex="9pt" style:font-style-complex="normal" style:font-weight-complex="normal"/>
    </style:style>
    <style:style style:name="T133" style:family="text">
      <style:text-properties style:font-name="Sans-serif"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34" style:family="text">
      <style:text-properties style:font-name="Sans-serif"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35" style:family="text">
      <style:text-properties style:font-name="Sans-serif"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136" style:family="text">
      <style:text-properties style:font-name="Sans-serif" fo:font-size="9pt" fo:font-style="normal" fo:font-weight="bold" officeooo:rsid="09640913" style:font-size-asian="9pt" style:font-style-asian="normal" style:font-weight-asian="bold" style:font-size-complex="9pt" style:font-style-complex="normal" style:font-weight-complex="bold"/>
    </style:style>
    <style:style style:name="T137" style:family="text">
      <style:text-properties style:font-name="Sans-serif" fo:font-size="9pt" fo:font-style="normal" fo:font-weight="bold" officeooo:rsid="09670ddb" style:font-size-asian="9pt" style:font-style-asian="normal" style:font-weight-asian="bold" style:font-size-complex="9pt" style:font-style-complex="normal" style:font-weight-complex="bold"/>
    </style:style>
    <style:style style:name="T138" style:family="text">
      <style:text-properties style:font-name="Sans-serif" fo:font-size="9pt" fo:font-style="normal" officeooo:rsid="097d5067" style:font-size-asian="9pt" style:font-style-asian="normal" style:font-size-complex="9pt" style:font-style-complex="normal"/>
    </style:style>
    <style:style style:name="T139" style:family="text">
      <style:text-properties style:font-name="Sans-serif" fo:font-size="9pt" fo:font-style="normal" officeooo:rsid="0c567ffe" style:font-size-asian="9pt" style:font-style-asian="normal" style:font-size-complex="9pt" style:font-style-complex="normal"/>
    </style:style>
    <style:style style:name="T140" style:family="text">
      <style:text-properties style:font-name="Sans-serif"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41" style:family="text">
      <style:text-properties style:font-name="Sans-serif"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42" style:family="text">
      <style:text-properties style:font-name="Sans-serif" fo:font-size="9pt" fo:font-style="normal" style:text-underline-style="none" fo:font-weight="normal" officeooo:rsid="0c5b80fa" style:font-size-asian="9pt" style:font-style-asian="normal" style:font-weight-asian="normal" style:font-size-complex="9pt" style:font-style-complex="normal" style:font-weight-complex="normal"/>
    </style:style>
    <style:style style:name="T143" style:family="text">
      <style:text-properties style:font-name="Sans-serif"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144" style:family="text">
      <style:text-properties style:font-name="Sans-serif"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145" style:family="text">
      <style:text-properties style:font-name="Sans-serif"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146" style:family="text">
      <style:text-properties style:font-name="Sans-serif"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147" style:family="text">
      <style:text-properties style:font-name="Sans-serif"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148" style:family="text">
      <style:text-properties style:font-name="Sans-serif"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149" style:family="text">
      <style:text-properties style:font-name="Sans-serif" fo:font-size="9pt" fo:font-style="normal" style:text-underline-style="none" officeooo:rsid="0c4c2717" style:font-size-asian="9pt" style:font-style-asian="normal" style:font-size-complex="9pt" style:font-style-complex="normal"/>
    </style:style>
    <style:style style:name="T150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151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152" style:family="text">
      <style:text-properties style:font-name="Sans-serif" fo:font-size="9pt" fo:font-weight="normal" officeooo:rsid="0c0b2006" style:font-size-asian="9pt" style:font-weight-asian="normal" style:font-size-complex="9pt" style:font-weight-complex="normal"/>
    </style:style>
    <style:style style:name="T153" style:family="text">
      <style:text-properties style:font-name="Sans-serif" fo:font-size="9pt" fo:font-weight="normal" officeooo:rsid="0716bceb" style:font-size-asian="9pt" style:font-weight-asian="normal" style:font-size-complex="9pt" style:font-weight-complex="normal"/>
    </style:style>
    <style:style style:name="T154" style:family="text">
      <style:text-properties style:font-name="Sans-serif" fo:font-size="9pt" fo:font-weight="normal" officeooo:rsid="0c3f3308" style:font-size-asian="9pt" style:font-weight-asian="normal" style:font-size-complex="9pt" style:font-weight-complex="normal"/>
    </style:style>
    <style:style style:name="T155" style:family="text">
      <style:text-properties style:font-name="Sans-serif" fo:font-size="9pt" fo:font-weight="normal" officeooo:rsid="0cd585d5" style:font-size-asian="9pt" style:font-weight-asian="normal" style:font-size-complex="9pt" style:font-weight-complex="normal"/>
    </style:style>
    <style:style style:name="T156" style:family="text">
      <style:text-properties style:font-name="Sans-serif" fo:font-size="9pt" fo:font-weight="normal" officeooo:rsid="0cd7b030" style:font-size-asian="9pt" style:font-weight-asian="normal" style:font-size-complex="9pt" style:font-weight-complex="normal"/>
    </style:style>
    <style:style style:name="T157" style:family="text">
      <style:text-properties style:font-name="Sans-serif" fo:font-size="9pt" fo:font-weight="normal" officeooo:rsid="0cd85e4b" style:font-size-asian="9pt" style:font-weight-asian="normal" style:font-size-complex="9pt" style:font-weight-complex="normal"/>
    </style:style>
    <style:style style:name="T158" style:family="text">
      <style:text-properties style:font-name="Sans-serif" fo:font-size="9pt" fo:font-weight="normal" officeooo:rsid="0d1330c3" style:font-size-asian="9pt" style:font-weight-asian="normal" style:font-size-complex="9pt" style:font-weight-complex="normal"/>
    </style:style>
    <style:style style:name="T159" style:family="text">
      <style:text-properties style:font-name="Sans-serif" fo:font-size="9pt" fo:font-weight="normal" officeooo:rsid="0d63d029" style:font-size-asian="9pt" style:font-weight-asian="normal" style:font-size-complex="9pt" style:font-weight-complex="normal"/>
    </style:style>
    <style:style style:name="T160" style:family="text">
      <style:text-properties style:font-name="Sans-serif" fo:font-size="9pt" fo:font-weight="normal" officeooo:rsid="0d654347" style:font-size-asian="9pt" style:font-weight-asian="normal" style:font-size-complex="9pt" style:font-weight-complex="normal"/>
    </style:style>
    <style:style style:name="T161" style:family="text">
      <style:text-properties style:font-name="Sans-serif" fo:font-size="9pt" fo:font-weight="normal" officeooo:rsid="0d65649e" style:font-size-asian="9pt" style:font-weight-asian="normal" style:font-size-complex="9pt" style:font-weight-complex="normal"/>
    </style:style>
    <style:style style:name="T162" style:family="text">
      <style:text-properties style:font-name="Sans-serif" fo:font-weight="normal" style:font-weight-asian="normal" style:font-weight-complex="normal"/>
    </style:style>
    <style:style style:name="T163" style:family="text">
      <style:text-properties style:font-name="Sans-serif" fo:font-weight="normal" officeooo:rsid="0b31f3be" style:font-weight-asian="normal" style:font-weight-complex="normal"/>
    </style:style>
    <style:style style:name="T164" style:family="text">
      <style:text-properties style:font-name="Sans-serif" fo:font-weight="normal" officeooo:rsid="0b333eeb" style:font-weight-asian="normal" style:font-weight-complex="normal"/>
    </style:style>
    <style:style style:name="T165" style:family="text">
      <style:text-properties style:font-name="Sans-serif" fo:font-weight="normal" officeooo:rsid="0b338600" style:font-weight-asian="normal" style:font-weight-complex="normal"/>
    </style:style>
    <style:style style:name="T166" style:family="text">
      <style:text-properties style:font-name="Sans-serif" fo:font-weight="normal" officeooo:rsid="0b4889e8" style:font-weight-asian="normal" style:font-weight-complex="normal"/>
    </style:style>
    <style:style style:name="T167" style:family="text">
      <style:text-properties style:font-name="Sans-serif" fo:font-weight="normal" officeooo:rsid="0b48f81d" style:font-weight-asian="normal" style:font-weight-complex="normal"/>
    </style:style>
    <style:style style:name="T168" style:family="text">
      <style:text-properties style:font-name="Sans-serif" fo:font-weight="normal" officeooo:rsid="0d0f71f9" style:font-weight-asian="normal" style:font-weight-complex="normal"/>
    </style:style>
    <style:style style:name="T169" style:family="text">
      <style:text-properties style:font-name="Sans-serif" fo:font-weight="normal" officeooo:rsid="0d66adb7" style:font-weight-asian="normal" style:font-weight-complex="normal"/>
    </style:style>
    <style:style style:name="T170" style:family="text">
      <style:text-properties style:font-name="Sans-serif" fo:font-weight="normal" officeooo:rsid="0d688f6a" style:font-weight-asian="normal" style:font-weight-complex="normal"/>
    </style:style>
    <style:style style:name="T171" style:family="text">
      <style:text-properties style:font-name="Sans-serif" fo:font-weight="normal" officeooo:rsid="0d68f09e" style:font-weight-asian="normal" style:font-weight-complex="normal"/>
    </style:style>
    <style:style style:name="T172" style:family="text">
      <style:text-properties style:font-name="Sans-serif" fo:font-weight="normal" officeooo:rsid="0d6ae210" style:font-weight-asian="normal" style:font-weight-complex="normal"/>
    </style:style>
    <style:style style:name="T173" style:family="text">
      <style:text-properties style:font-name="Sans-serif" fo:font-weight="normal" officeooo:rsid="0d6c090c" style:font-weight-asian="normal" style:font-weight-complex="normal"/>
    </style:style>
    <style:style style:name="T174" style:family="text">
      <style:text-properties style:font-name="Sans-serif" fo:font-weight="normal" officeooo:rsid="0d6c656d" style:font-weight-asian="normal" style:font-weight-complex="normal"/>
    </style:style>
    <style:style style:name="T175" style:family="text">
      <style:text-properties style:font-name="Sans-serif" style:text-underline-style="solid" style:text-underline-width="auto" style:text-underline-color="font-color" fo:font-weight="normal" officeooo:rsid="0d688f6a" style:font-weight-asian="normal" style:font-weight-complex="normal"/>
    </style:style>
    <style:style style:name="T176" style:family="text">
      <style:text-properties style:font-name="Sans-serif" style:text-underline-style="solid" style:text-underline-width="auto" style:text-underline-color="font-color" fo:font-weight="normal" officeooo:rsid="0b333eeb" style:font-weight-asian="normal" style:font-weight-complex="normal"/>
    </style:style>
    <style:style style:name="T177" style:family="text">
      <style:text-properties style:font-name="Sans-serif" style:text-underline-style="solid" style:text-underline-width="auto" style:text-underline-color="font-color" fo:font-weight="normal" officeooo:rsid="0d66adb7" style:font-weight-asian="normal" style:font-weight-complex="normal"/>
    </style:style>
    <style:style style:name="T178" style:family="text">
      <style:text-properties style:font-name="Sans-serif" style:text-underline-style="solid" style:text-underline-width="auto" style:text-underline-color="font-color" fo:font-weight="normal" officeooo:rsid="0d68f09e" style:font-weight-asian="normal" style:font-weight-complex="normal"/>
    </style:style>
    <style:style style:name="T179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80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81" style:family="text">
      <style:text-properties fo:font-size="9pt" fo:font-weight="normal" officeooo:rsid="071c4ff5" style:font-size-asian="9pt" style:font-weight-asian="normal" style:font-size-complex="9pt" style:font-weight-complex="normal"/>
    </style:style>
    <style:style style:name="T182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83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84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85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86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187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188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189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190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191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192" style:family="text">
      <style:text-properties fo:font-size="9pt" fo:font-weight="normal" officeooo:rsid="0cf381dc" style:font-size-asian="9pt" style:font-weight-asian="normal" style:font-size-complex="9pt" style:font-weight-complex="normal"/>
    </style:style>
    <style:style style:name="T193" style:family="text">
      <style:text-properties fo:font-size="9pt" fo:font-weight="normal" officeooo:rsid="0d5e33dd" style:font-size-asian="9pt" style:font-weight-asian="normal" style:font-size-complex="9pt" style:font-weight-complex="normal"/>
    </style:style>
    <style:style style:name="T194" style:family="text">
      <style:text-properties fo:font-size="9pt" style:font-size-asian="9pt" style:font-size-complex="9pt"/>
    </style:style>
    <style:style style:name="T195" style:family="text">
      <style:text-properties fo:font-size="9pt" officeooo:rsid="0716bceb" style:font-size-asian="9pt" style:font-size-complex="9pt"/>
    </style:style>
    <style:style style:name="T196" style:family="text">
      <style:text-properties fo:font-size="9pt" officeooo:rsid="071b3c17" style:font-size-asian="9pt" style:font-size-complex="9pt"/>
    </style:style>
    <style:style style:name="T197" style:family="text">
      <style:text-properties fo:font-size="9pt" officeooo:rsid="071c4ff5" style:font-size-asian="9pt" style:font-size-complex="9pt"/>
    </style:style>
    <style:style style:name="T198" style:family="text">
      <style:text-properties fo:font-size="9pt" officeooo:rsid="082e99d0" style:font-size-asian="9pt" style:font-size-complex="9pt"/>
    </style:style>
    <style:style style:name="T199" style:family="text">
      <style:text-properties fo:font-size="9pt" officeooo:rsid="0a738daa" style:font-size-asian="9pt" style:font-size-complex="9pt"/>
    </style:style>
    <style:style style:name="T200" style:family="text">
      <style:text-properties fo:font-size="9pt" officeooo:rsid="0b49f672" style:font-size-asian="9pt" style:font-size-complex="9pt"/>
    </style:style>
    <style:style style:name="T201" style:family="text">
      <style:text-properties fo:font-size="9pt" officeooo:rsid="0b4a29b0" style:font-size-asian="9pt" style:font-size-complex="9pt"/>
    </style:style>
    <style:style style:name="T202" style:family="text">
      <style:text-properties fo:font-size="9pt" officeooo:rsid="0b4b9307" style:font-size-asian="9pt" style:font-size-complex="9pt"/>
    </style:style>
    <style:style style:name="T203" style:family="text">
      <style:text-properties fo:font-size="9pt" officeooo:rsid="0bc7b627" style:font-size-asian="9pt" style:font-size-complex="9pt"/>
    </style:style>
    <style:style style:name="T204" style:family="text">
      <style:text-properties fo:font-size="9pt" officeooo:rsid="0bc8963e" style:font-size-asian="9pt" style:font-size-complex="9pt"/>
    </style:style>
    <style:style style:name="T205" style:family="text">
      <style:text-properties fo:font-size="9pt" officeooo:rsid="0c1acaa6" style:font-size-asian="9pt" style:font-size-complex="9pt"/>
    </style:style>
    <style:style style:name="T206" style:family="text">
      <style:text-properties fo:font-size="9pt" officeooo:rsid="0c1c85fc" style:font-size-asian="9pt" style:font-size-complex="9pt"/>
    </style:style>
    <style:style style:name="T207" style:family="text">
      <style:text-properties fo:font-size="9pt" officeooo:rsid="0c1e2077" style:font-size-asian="9pt" style:font-size-complex="9pt"/>
    </style:style>
    <style:style style:name="T208" style:family="text">
      <style:text-properties fo:font-size="9pt" officeooo:rsid="0c204544" style:font-size-asian="9pt" style:font-size-complex="9pt"/>
    </style:style>
    <style:style style:name="T209" style:family="text">
      <style:text-properties fo:font-size="9pt" officeooo:rsid="0c2f6408" style:font-size-asian="9pt" style:font-size-complex="9pt"/>
    </style:style>
    <style:style style:name="T210" style:family="text">
      <style:text-properties fo:font-size="9pt" officeooo:rsid="0c32285a" style:font-size-asian="9pt" style:font-size-complex="9pt"/>
    </style:style>
    <style:style style:name="T211" style:family="text">
      <style:text-properties fo:font-size="9pt" officeooo:rsid="0c324e02" style:font-size-asian="9pt" style:font-size-complex="9pt"/>
    </style:style>
    <style:style style:name="T212" style:family="text">
      <style:text-properties fo:font-size="9pt" officeooo:rsid="0c360eea" style:font-size-asian="9pt" style:font-size-complex="9pt"/>
    </style:style>
    <style:style style:name="T213" style:family="text">
      <style:text-properties fo:font-size="9pt" officeooo:rsid="0c8ed370" style:font-size-asian="9pt" style:font-size-complex="9pt"/>
    </style:style>
    <style:style style:name="T214" style:family="text">
      <style:text-properties fo:font-size="9pt" officeooo:rsid="0c916e02" style:font-size-asian="9pt" style:font-size-complex="9pt"/>
    </style:style>
    <style:style style:name="T215" style:family="text">
      <style:text-properties fo:font-size="9pt" officeooo:rsid="0c922193" style:font-size-asian="9pt" style:font-size-complex="9pt"/>
    </style:style>
    <style:style style:name="T216" style:family="text">
      <style:text-properties fo:font-size="9pt" officeooo:rsid="0c96c4d2" style:font-size-asian="9pt" style:font-size-complex="9pt"/>
    </style:style>
    <style:style style:name="T217" style:family="text">
      <style:text-properties fo:font-size="9pt" officeooo:rsid="0c9ce444" style:font-size-asian="9pt" style:font-size-complex="9pt"/>
    </style:style>
    <style:style style:name="T218" style:family="text">
      <style:text-properties fo:font-size="9pt" officeooo:rsid="0c9de0a2" style:font-size-asian="9pt" style:font-size-complex="9pt"/>
    </style:style>
    <style:style style:name="T219" style:family="text">
      <style:text-properties fo:font-size="9pt" officeooo:rsid="0ca18802" style:font-size-asian="9pt" style:font-size-complex="9pt"/>
    </style:style>
    <style:style style:name="T220" style:family="text">
      <style:text-properties fo:font-size="9pt" officeooo:rsid="0d21402e" style:font-size-asian="9pt" style:font-size-complex="9pt"/>
    </style:style>
    <style:style style:name="T221" style:family="text">
      <style:text-properties fo:font-size="9pt" officeooo:rsid="0d35e816" style:font-size-asian="9pt" style:font-size-complex="9pt"/>
    </style:style>
    <style:style style:name="T222" style:family="text">
      <style:text-properties fo:font-size="9pt" officeooo:rsid="0d6ee8ed" style:font-size-asian="9pt" style:font-size-complex="9pt"/>
    </style:style>
    <style:style style:name="T223" style:family="text">
      <style:text-properties fo:font-size="9pt" officeooo:rsid="0d7023ee" style:font-size-asian="9pt" style:font-size-complex="9pt"/>
    </style:style>
    <style:style style:name="T224" style:family="text">
      <style:text-properties fo:font-size="9pt" officeooo:rsid="0d712a1d" style:font-size-asian="9pt" style:font-size-complex="9pt"/>
    </style:style>
    <style:style style:name="T225" style:family="text">
      <style:text-properties fo:font-size="9pt" officeooo:rsid="0d720064" style:font-size-asian="9pt" style:font-size-complex="9pt"/>
    </style:style>
    <style:style style:name="T22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27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28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29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30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31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232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233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234" style:family="text">
      <style:text-properties fo:font-size="9pt" fo:font-style="normal" fo:font-weight="normal" officeooo:rsid="0a9fb857" style:font-size-asian="9pt" style:font-style-asian="normal" style:font-weight-asian="normal" style:font-size-complex="9pt" style:font-style-complex="normal" style:font-weight-complex="normal"/>
    </style:style>
    <style:style style:name="T235" style:family="text">
      <style:text-properties fo:font-size="9pt" fo:font-style="normal" fo:font-weight="normal" officeooo:rsid="0b295c8d" style:font-size-asian="9pt" style:font-style-asian="normal" style:font-weight-asian="normal" style:font-size-complex="9pt" style:font-style-complex="normal" style:font-weight-complex="normal"/>
    </style:style>
    <style:style style:name="T236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237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238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239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240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241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242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243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244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245" style:family="text">
      <style:text-properties fo:font-size="9pt" fo:font-style="normal" fo:font-weight="normal" officeooo:rsid="0bcf9c69" style:font-size-asian="9pt" style:font-style-asian="normal" style:font-weight-asian="normal" style:font-size-complex="9pt" style:font-style-complex="normal" style:font-weight-complex="normal"/>
    </style:style>
    <style:style style:name="T246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247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248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249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250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251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252" style:family="text">
      <style:text-properties fo:font-size="9pt" fo:font-style="normal" fo:font-weight="normal" officeooo:rsid="0c951c8a" style:font-size-asian="9pt" style:font-style-asian="normal" style:font-weight-asian="normal" style:font-size-complex="9pt" style:font-style-complex="normal" style:font-weight-complex="normal"/>
    </style:style>
    <style:style style:name="T253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254" style:family="text">
      <style:text-properties fo:font-size="9pt" fo:font-style="normal" fo:font-weight="normal" officeooo:rsid="0c9caad8" style:font-size-asian="9pt" style:font-style-asian="normal" style:font-weight-asian="normal" style:font-size-complex="9pt" style:font-style-complex="normal" style:font-weight-complex="normal"/>
    </style:style>
    <style:style style:name="T255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256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257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258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259" style:family="text">
      <style:text-properties fo:font-size="9pt" fo:font-style="normal" fo:font-weight="normal" officeooo:rsid="0cad73b6" style:font-size-asian="9pt" style:font-style-asian="normal" style:font-weight-asian="normal" style:font-size-complex="9pt" style:font-style-complex="normal" style:font-weight-complex="normal"/>
    </style:style>
    <style:style style:name="T260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261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262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263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264" style:family="text">
      <style:text-properties fo:font-size="9pt" fo:font-style="normal" fo:font-weight="normal" officeooo:rsid="0d22f268" style:font-size-asian="9pt" style:font-style-asian="normal" style:font-weight-asian="normal" style:font-size-complex="9pt" style:font-style-complex="normal" style:font-weight-complex="normal"/>
    </style:style>
    <style:style style:name="T265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266" style:family="text">
      <style:text-properties fo:font-size="9pt" fo:font-style="normal" fo:font-weight="normal" officeooo:rsid="0d29250f" style:font-size-asian="9pt" style:font-style-asian="normal" style:font-weight-asian="normal" style:font-size-complex="9pt" style:font-style-complex="normal" style:font-weight-complex="normal"/>
    </style:style>
    <style:style style:name="T267" style:family="text">
      <style:text-properties fo:font-size="9pt" fo:font-style="normal" fo:font-weight="normal" officeooo:rsid="0d2a028c" style:font-size-asian="9pt" style:font-style-asian="normal" style:font-weight-asian="normal" style:font-size-complex="9pt" style:font-style-complex="normal" style:font-weight-complex="normal"/>
    </style:style>
    <style:style style:name="T268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269" style:family="text">
      <style:text-properties fo:font-size="9pt" fo:font-style="normal" fo:font-weight="normal" officeooo:rsid="0d3708ab" style:font-size-asian="9pt" style:font-style-asian="normal" style:font-weight-asian="normal" style:font-size-complex="9pt" style:font-style-complex="normal" style:font-weight-complex="normal"/>
    </style:style>
    <style:style style:name="T270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271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272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273" style:family="text">
      <style:text-properties fo:font-size="9pt" fo:font-style="normal" fo:font-weight="normal" officeooo:rsid="0d4b93cc" style:font-size-asian="9pt" style:font-style-asian="normal" style:font-weight-asian="normal" style:font-size-complex="9pt" style:font-style-complex="normal" style:font-weight-complex="normal"/>
    </style:style>
    <style:style style:name="T274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275" style:family="text">
      <style:text-properties fo:font-size="9pt" fo:font-style="normal" fo:font-weight="normal" officeooo:rsid="0d4cae9d" style:font-size-asian="9pt" style:font-style-asian="normal" style:font-weight-asian="normal" style:font-size-complex="9pt" style:font-style-complex="normal" style:font-weight-complex="normal"/>
    </style:style>
    <style:style style:name="T276" style:family="text">
      <style:text-properties fo:font-size="9pt" fo:font-style="normal" fo:font-weight="normal" officeooo:rsid="0d4fdccc" style:font-size-asian="9pt" style:font-style-asian="normal" style:font-weight-asian="normal" style:font-size-complex="9pt" style:font-style-complex="normal" style:font-weight-complex="normal"/>
    </style:style>
    <style:style style:name="T277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278" style:family="text">
      <style:text-properties fo:font-size="9pt" fo:font-style="normal" fo:font-weight="normal" officeooo:rsid="0d5314bb" style:font-size-asian="9pt" style:font-style-asian="normal" style:font-weight-asian="normal" style:font-size-complex="9pt" style:font-style-complex="normal" style:font-weight-complex="normal"/>
    </style:style>
    <style:style style:name="T279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280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281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282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283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284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285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286" style:family="text">
      <style:text-properties fo:font-size="9pt" fo:font-style="normal" fo:font-weight="normal" officeooo:rsid="0d732051" style:font-size-asian="9pt" style:font-style-asian="normal" style:font-weight-asian="normal" style:font-size-complex="9pt" style:font-style-complex="normal" style:font-weight-complex="normal"/>
    </style:style>
    <style:style style:name="T287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288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289" style:family="text">
      <style:text-properties fo:font-size="9pt" fo:font-style="normal" fo:font-weight="normal" officeooo:rsid="0d776a61" style:font-size-asian="9pt" style:font-style-asian="normal" style:font-weight-asian="normal" style:font-size-complex="9pt" style:font-style-complex="normal" style:font-weight-complex="normal"/>
    </style:style>
    <style:style style:name="T290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291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292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293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294" style:family="text">
      <style:text-properties fo:font-size="9pt" fo:font-style="normal" fo:font-weight="normal" officeooo:rsid="0d80b9b4" style:font-size-asian="9pt" style:font-style-asian="normal" style:font-weight-asian="normal" style:font-size-complex="9pt" style:font-style-complex="normal" style:font-weight-complex="normal"/>
    </style:style>
    <style:style style:name="T295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296" style:family="text">
      <style:text-properties fo:font-size="9pt" fo:font-style="normal" style:font-size-asian="9pt" style:font-style-asian="normal" style:font-size-complex="9pt" style:font-style-complex="normal"/>
    </style:style>
    <style:style style:name="T297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298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299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00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01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02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03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04" style:family="text">
      <style:text-properties fo:font-size="9pt" fo:font-style="normal" officeooo:rsid="0c324e02" style:font-size-asian="9pt" style:font-style-asian="normal" style:font-size-complex="9pt" style:font-style-complex="normal"/>
    </style:style>
    <style:style style:name="T305" style:family="text">
      <style:text-properties fo:font-size="9pt" fo:font-style="normal" officeooo:rsid="0c32b44f" style:font-size-asian="9pt" style:font-style-asian="normal" style:font-size-complex="9pt" style:font-style-complex="normal"/>
    </style:style>
    <style:style style:name="T306" style:family="text">
      <style:text-properties fo:font-size="9pt" fo:font-style="normal" officeooo:rsid="0c349431" style:font-size-asian="9pt" style:font-style-asian="normal" style:font-size-complex="9pt" style:font-style-complex="normal"/>
    </style:style>
    <style:style style:name="T307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08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09" style:family="text">
      <style:text-properties fo:font-size="9pt" fo:font-style="normal" officeooo:rsid="0d814655" style:font-size-asian="9pt" style:font-style-asian="normal" style:font-size-complex="9pt" style:font-style-complex="normal"/>
    </style:style>
    <style:style style:name="T310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11" style:family="text">
      <style:text-properties fo:font-size="9pt" fo:font-weight="bold" style:font-size-asian="9pt" style:font-weight-asian="bold" style:font-size-complex="9pt" style:font-weight-complex="bold"/>
    </style:style>
    <style:style style:name="T312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13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14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15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16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17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18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19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20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321" style:family="text">
      <style:text-properties fo:font-size="9pt" fo:font-style="italic" fo:font-weight="normal" officeooo:rsid="0cad73b6" style:font-size-asian="9pt" style:font-style-asian="italic" style:font-weight-asian="normal" style:font-size-complex="9pt" style:font-style-complex="italic" style:font-weight-complex="normal"/>
    </style:style>
    <style:style style:name="T322" style:family="text">
      <style:text-properties fo:font-size="9pt" style:text-underline-style="solid" style:text-underline-width="auto" style:text-underline-color="font-color" officeooo:rsid="0c360eea" style:font-size-asian="9pt" style:font-size-complex="9pt"/>
    </style:style>
    <style:style style:name="T323" style:family="text">
      <style:text-properties officeooo:rsid="0716bceb"/>
    </style:style>
    <style:style style:name="T324" style:family="text">
      <style:text-properties officeooo:rsid="08388490"/>
    </style:style>
    <style:style style:name="T325" style:family="text">
      <style:text-properties officeooo:rsid="083c8ada"/>
    </style:style>
    <style:style style:name="T326" style:family="text">
      <style:text-properties officeooo:rsid="09204535"/>
    </style:style>
    <style:style style:name="T327" style:family="text">
      <style:text-properties officeooo:rsid="09fc0454"/>
    </style:style>
    <style:style style:name="T328" style:family="text">
      <style:text-properties style:text-underline-style="none" fo:font-weight="normal" style:font-weight-asian="normal" style:font-weight-complex="normal"/>
    </style:style>
    <style:style style:name="T329" style:family="text">
      <style:text-properties style:text-underline-style="none" fo:font-weight="normal" officeooo:rsid="0b566c66" style:font-weight-asian="normal" style:font-weight-complex="normal"/>
    </style:style>
    <style:style style:name="T330" style:family="text">
      <style:text-properties style:text-underline-style="none" fo:font-weight="normal" officeooo:rsid="0b56a798" style:font-weight-asian="normal" style:font-weight-complex="normal"/>
    </style:style>
    <style:style style:name="T331" style:family="text">
      <style:text-properties style:text-underline-style="none" fo:font-weight="normal" officeooo:rsid="0b56ffad" style:font-weight-asian="normal" style:font-weight-complex="normal"/>
    </style:style>
    <style:style style:name="T332" style:family="text">
      <style:text-properties style:text-underline-style="none" fo:font-weight="normal" officeooo:rsid="0b5ae17c" style:font-weight-asian="normal" style:font-weight-complex="normal"/>
    </style:style>
    <style:style style:name="T333" style:family="text">
      <style:text-properties style:text-underline-style="none" fo:font-weight="normal" officeooo:rsid="0b5b43a8" style:font-weight-asian="normal" style:font-weight-complex="normal"/>
    </style:style>
    <style:style style:name="T334" style:family="text">
      <style:text-properties style:text-underline-style="none" fo:font-weight="normal" officeooo:rsid="0b5c18f3" style:font-weight-asian="normal" style:font-weight-complex="normal"/>
    </style:style>
    <style:style style:name="T335" style:family="text">
      <style:text-properties style:text-underline-style="none" fo:font-weight="normal" officeooo:rsid="0b5d4797" style:font-weight-asian="normal" style:font-weight-complex="normal"/>
    </style:style>
    <style:style style:name="T336" style:family="text">
      <style:text-properties style:text-underline-style="none" fo:font-weight="normal" officeooo:rsid="0b6073ba" style:font-weight-asian="normal" style:font-weight-complex="normal"/>
    </style:style>
    <style:style style:name="T337" style:family="text">
      <style:text-properties style:text-underline-style="none" fo:font-weight="normal" officeooo:rsid="0b61dc80" style:font-weight-asian="normal" style:font-weight-complex="normal"/>
    </style:style>
    <style:style style:name="T338" style:family="text">
      <style:text-properties style:text-underline-style="none" fo:font-weight="normal" officeooo:rsid="0b69438f" style:font-weight-asian="normal" style:font-weight-complex="normal"/>
    </style:style>
    <style:style style:name="T339" style:family="text">
      <style:text-properties style:text-underline-style="none" fo:font-weight="normal" officeooo:rsid="0b69ea75" style:font-weight-asian="normal" style:font-weight-complex="normal"/>
    </style:style>
    <style:style style:name="T340" style:family="text">
      <style:text-properties style:text-underline-style="none" fo:font-weight="normal" officeooo:rsid="0b6d0886" style:font-weight-asian="normal" style:font-weight-complex="normal"/>
    </style:style>
    <style:style style:name="T341" style:family="text">
      <style:text-properties style:text-underline-style="none" fo:font-weight="normal" officeooo:rsid="0b81b1cf" style:font-weight-asian="normal" style:font-weight-complex="normal"/>
    </style:style>
    <style:style style:name="T342" style:family="text">
      <style:text-properties style:text-underline-style="none" fo:font-weight="normal" officeooo:rsid="0b86463d" style:font-weight-asian="normal" style:font-weight-complex="normal"/>
    </style:style>
    <style:style style:name="T343" style:family="text">
      <style:text-properties style:text-underline-style="none" fo:font-weight="normal" officeooo:rsid="0b8ab976" style:font-weight-asian="normal" style:font-weight-complex="normal"/>
    </style:style>
    <style:style style:name="T344" style:family="text">
      <style:text-properties style:text-underline-style="none" fo:font-weight="normal" officeooo:rsid="0b8c78ef" style:font-weight-asian="normal" style:font-weight-complex="normal"/>
    </style:style>
    <style:style style:name="T345" style:family="text">
      <style:text-properties style:text-underline-style="none" fo:font-weight="normal" officeooo:rsid="0c5924ef" style:font-weight-asian="normal" style:font-weight-complex="normal"/>
    </style:style>
    <style:style style:name="T346" style:family="text">
      <style:text-properties style:text-underline-style="none" fo:font-weight="normal" officeooo:rsid="0c65a08e" style:font-weight-asian="normal" style:font-weight-complex="normal"/>
    </style:style>
    <style:style style:name="T347" style:family="text">
      <style:text-properties style:text-underline-style="none" fo:font-weight="normal" officeooo:rsid="0c67322e" style:font-weight-asian="normal" style:font-weight-complex="normal"/>
    </style:style>
    <style:style style:name="T348" style:family="text">
      <style:text-properties officeooo:rsid="0b8ddee7"/>
    </style:style>
    <style:style style:name="T349" style:family="text">
      <style:text-properties officeooo:rsid="0b8e48d0"/>
    </style:style>
    <style:style style:name="T350" style:family="text">
      <style:text-properties officeooo:rsid="0ce6ed8d"/>
    </style:style>
    <style:style style:name="T351" style:family="text">
      <style:text-properties officeooo:rsid="0d09e4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62">You’re a PC. You and your </text:span><text:span text:style-name="T166">comrades</text:span><text:span text:style-name="T162"> are literally the center of the entire universe. </text:span><text:span text:style-name="T168">These are </text:span><text:span text:style-name="T172">your</text:span><text:span text:style-name="T164"> </text:span><text:span text:style-name="T162">tools to </text:span><text:span text:style-name="T165">define yourself and </text:span><text:span text:style-name="T162">drive </text:span><text:span text:style-name="T167">the</text:span><text:span text:style-name="T163"> </text:span><text:span text:style-name="T164">story forward—</text:span><text:span text:style-name="T174">l</text:span><text:span text:style-name="T173">ike a character sheet and a rulebook in one.</text:span></text:p>
      <text:p text:style-name="P45"/>
      <text:p text:style-name="P65"><text:span text:style-name="T164">[</text:span><text:span text:style-name="T175">First time?</text:span><text:span text:style-name="T176"> </text:span><text:span text:style-name="T175">G</text:span><text:span text:style-name="T176">o </text:span><text:span text:style-name="T177">read</text:span><text:span text:style-name="T176"> the last two pages first, </text:span><text:span text:style-name="T178">please</text:span><text:span text:style-name="T176">.</text:span><text:span text:style-name="T164">]</text:span></text:p>
      <text:h text:style-name="Heading_20_1" text:outline-level="1">Resources</text:h>
      <text:p text:style-name="P47">Concept – <text:span text:style-name="T4">What’s your deal? </text:span><text:span text:style-name="T24">Don’t just </text:span><text:span text:style-name="T36">put </text:span><text:span text:style-name="T24">a playbook name. </text:span><text:span text:style-name="T28">Put</text:span><text:span text:style-name="T4"> what makes you cool, </text:span><text:span text:style-name="T25">special</text:span><text:span text:style-name="T4">, or exciting. Stick to things </text:span><text:span text:style-name="T22">we’d notice on screen. </text:span><text:span text:style-name="T23">You can change or refine this as you play.</text:span></text:p>
      <text:p text:style-name="P47"><text:span text:style-name="T22"/></text:p>
      <text:p text:style-name="P47"><text:span text:style-name="T22"/></text:p>
      <text:p text:style-name="P47"><text:span text:style-name="T22"/></text:p>
      <text:p text:style-name="P47"><text:span text:style-name="T22"/></text:p>
      <text:p text:style-name="P47"><text:span text:style-name="T22"/></text:p>
      <text:p text:style-name="P47"><text:span text:style-name="T22"/></text:p>
      <text:p text:style-name="P1"/>
      <text:p text:style-name="P57">Drives –<text:span text:style-name="T4"> What do you want or need? What </text:span><text:span text:style-name="T30">gets you out of bed to take </text:span><text:span text:style-name="T32">exciting</text:span><text:span text:style-name="T30"> risks? </text:span><text:span text:style-name="T29">Like, why </text:span><text:span text:style-name="T31">even </text:span><text:span text:style-name="T29">bother? </text:span><text:span text:style-name="T34">You only need 1, but 2</text:span><text:span text:style-name="T33"> </text:span><text:span text:style-name="T34">is </text:span><text:span text:style-name="T37">better for you.</text:span></text:p>
      <text:p text:style-name="P57"><text:span text:style-name="T4"/></text:p>
      <text:p text:style-name="P64"><text:span text:style-name="T133">1.</text:span></text:p>
      <text:p text:style-name="P39"><text:span text:style-name="T230"/></text:p>
      <text:p text:style-name="P64"><text:span text:style-name="T134">2</text:span><text:span text:style-name="T133">.</text:span></text:p>
      <text:p text:style-name="P1"/>
      <text:p text:style-name="P1"><text:span text:style-name="T327">Health</text:span> –<text:span text:style-name="T4"> </text:span><text:span text:style-name="T9">Health </text:span><text:span text:style-name="T10">abstractly </text:span><text:span text:style-name="T81">represents </text:span><text:span text:style-name="T84">the integrity and functionality </text:span><text:span text:style-name="T89">o</text:span><text:span text:style-name="T84">f your body, </text:span><text:span text:style-name="T88">mind, </text:span><text:span text:style-name="T90">and spirit</text:span><text:span text:style-name="T81">. </text:span><text:span text:style-name="T4">When you’re weakened or injured, you </text:span><text:span text:style-name="T73">take harm</text:span><text:span text:style-name="T81">, </text:span><text:span text:style-name="T87">which might cause you to lose health</text:span><text:span text:style-name="T81">. </text:span><text:span text:style-name="T83"><text:s/></text:span><text:span text:style-name="T85">W</text:span><text:span text:style-name="T81">hen you </text:span><text:span text:style-name="T85">erase</text:span><text:span text:style-name="T81"> your last </text:span><text:span text:style-name="T86">health</text:span><text:span text:style-name="T81">, </text:span><text:span text:style-name="T73">you die</text:span><text:span text:style-name="T81">.</text:span></text:p>
      <text:p text:style-name="P16"/>
      <text:p text:style-name="P38"><text:span text:style-name="T228">● </text:span><text:span text:style-name="T230">1. </text:span><text:span text:style-name="T229">▢ ▢ ▢ <text:s/></text:span><text:span text:style-name="T231">(Human)</text:span></text:p>
      <text:p text:style-name="P5"><text:span text:style-name="T228">△ </text:span><text:span text:style-name="T231">2. </text:span><text:span text:style-name="T229">▢ ▢ ▢ <text:s/></text:span><text:span text:style-name="T231">(Superhuman)</text:span></text:p>
      <text:p text:style-name="P6"><text:span text:style-name="T228">△ </text:span><text:span text:style-name="T232">3</text:span><text:span text:style-name="T231">. </text:span><text:span text:style-name="T229">▢ ▢ ▢ <text:s/></text:span><text:span text:style-name="T231">(</text:span><text:span text:style-name="T232">Boss-tier</text:span><text:span text:style-name="T231">)</text:span></text:p>
      <text:p text:style-name="P12"/>
      <text:p text:style-name="P7"><text:span text:style-name="T297">R</text:span><text:span text:style-name="T296">esist </text:span><text:span text:style-name="T229">▢ ▢ </text:span><text:span text:style-name="T296">– </text:span><text:span text:style-name="T226">When you </text:span><text:span text:style-name="T233">make a roll and </text:span><text:span text:style-name="T226">don’t like the complications the GM </text:span><text:span text:style-name="T233">describes</text:span><text:span text:style-name="T227">, </text:span><text:span text:style-name="T226">you can </text:span><text:span text:style-name="T319">resist consequences</text:span><text:span text:style-name="T226">.</text:span></text:p>
      <text:p text:style-name="P32"><text:span text:style-name="T136"/></text:p>
      <text:p text:style-name="P33"><text:span text:style-name="T300">XP</text:span><text:span text:style-name="T137"> </text:span><text:span text:style-name="T129">▢ ▢ ▢ </text:span><text:span text:style-name="T229">▢ ▢ ▢ ▢ ▢ </text:span><text:span text:style-name="T301">–</text:span><text:span text:style-name="T229"> </text:span><text:span text:style-name="T235">XP abstractly represents your knowledge and skill acquired through painful </text:span><text:span text:style-name="T239">experience</text:span><text:span text:style-name="T235">. </text:span><text:span text:style-name="T239">You get XP when a move says so. </text:span><text:span text:style-name="T238">When you fill your last XP, </text:span><text:span text:style-name="T294">you can</text:span><text:span text:style-name="T238"> </text:span><text:span text:style-name="T320">level up</text:span><text:span text:style-name="T238">.</text:span></text:p>
      <text:h text:style-name="Heading_20_1" text:outline-level="1">Abilities</text:h>
      <text:p text:style-name="P43"><text:span text:style-name="T194">These are </text:span><text:span text:style-name="T200">exciting </text:span><text:span text:style-name="T202">things</text:span><text:span text:style-name="T201"> </text:span><text:span text:style-name="T194">that </text:span><text:span text:style-name="T198">many</text:span><text:span text:style-name="T194"> people could learn to do, </text:span><text:span text:style-name="T206">although they hardly cover the </text:span><text:span text:style-name="T207">true </text:span><text:span text:style-name="T206">gamut of experience</text:span><text:span text:style-name="T194">. <text:s/></text:span><text:span text:style-name="T217">They’re </text:span><text:span text:style-name="T203">intentionally broad. </text:span><text:span text:style-name="T322">If</text:span><text:span text:style-name="T212"> you </text:span><text:span text:style-name="T219">want</text:span><text:span text:style-name="T212">, y</text:span><text:span text:style-name="T204">ou </text:span><text:span text:style-name="T218">can</text:span><text:span text:style-name="T204"> </text:span><text:span text:style-name="T210">informally</text:span><text:span text:style-name="T204"> restrict </text:span><text:span text:style-name="T205">your abilit</text:span><text:span text:style-name="T220">ies</text:span><text:span text:style-name="T210">—</text:span><text:span text:style-name="T211">e.g. nurture only with</text:span><text:span text:style-name="T304"> </text:span><text:span text:style-name="T305">feng shui</text:span><text:span text:style-name="T306">, </text:span><text:span text:style-name="T309">research only beetles, etc.</text:span></text:p>
      <text:p text:style-name="P42"/>
      <text:p text:style-name="P13"><text:span text:style-name="T311">○ </text:span><text:span text:style-name="T318">Operation</text:span><text:span text:style-name="T312"> </text:span><text:span text:style-name="T311">○ ○ ○</text:span><text:span text:style-name="T313"> –</text:span><text:span text:style-name="T194"> </text:span><text:span text:style-name="T208">You’</text:span><text:span text:style-name="T213">re</text:span><text:span text:style-name="T208"> run</text:span><text:span text:style-name="T213">ning</text:span><text:span text:style-name="T208">, pilot</text:span><text:span text:style-name="T213">ing</text:span><text:span text:style-name="T208">, or command</text:span><text:span text:style-name="T213">ing</text:span><text:span text:style-name="T208"> subtle or intricate </text:span><text:span text:style-name="T216">mechanisms</text:span><text:span text:style-name="T208"> to reap maximum performance.</text:span></text:p>
      <text:p text:style-name="P30"/>
      <text:p text:style-name="P31"><text:span text:style-name="T1">○ </text:span><text:span text:style-name="T3">Administration </text:span><text:span text:style-name="T1">○ ○ ○</text:span><text:span text:style-name="T2"> –</text:span><text:span text:style-name="T323"> You’re wrangling and managing minutiae—nothing slips through the cracks.</text:span></text:p>
      <text:p text:style-name="P25"><text:span text:style-name="T77"/></text:p>
      <text:p text:style-name="P25"><text:span text:style-name="T77">○ </text:span><text:span text:style-name="T79">Nurturing</text:span><text:span text:style-name="T80"> </text:span><text:span text:style-name="T77">○ ○ ○ –</text:span><text:span text:style-name="T81"> </text:span><text:span text:style-name="T92">You’</text:span><text:span text:style-name="T99">re</text:span><text:span text:style-name="T92"> </text:span><text:span text:style-name="T93">provid</text:span><text:span text:style-name="T99">ing</text:span><text:span text:style-name="T93"> just the right</text:span><text:span text:style-name="T92"> </text:span><text:span text:style-name="T96">encouragement, </text:span><text:span text:style-name="T92">support, safety, or kick in the ass.</text:span></text:p>
      <text:p text:style-name="P8"/>
      <text:p text:style-name="P13"><text:span text:style-name="T313">○ </text:span><text:span text:style-name="T317">Fighting</text:span><text:span text:style-name="T312"> </text:span><text:span text:style-name="T313">○ ○ ○ –</text:span><text:span text:style-name="T195"> </text:span><text:span text:style-name="T199">You’</text:span><text:span text:style-name="T214">re</text:span><text:span text:style-name="T199"> </text:span><text:span text:style-name="T225">scarily comfortable</text:span><text:span text:style-name="T221"> </text:span><text:span text:style-name="T223">coordinating, </text:span><text:span text:style-name="T221">applying, and resisting purposeful force </text:span><text:span text:style-name="T224">or</text:span><text:span text:style-name="T221"> </text:span><text:span text:style-name="T222">violence.</text:span></text:p>
      <text:p text:style-name="P9"/>
      <text:p text:style-name="P13"><text:span text:style-name="T313">○ </text:span><text:span text:style-name="T314">Athletics</text:span><text:span text:style-name="T312"> </text:span><text:span text:style-name="T313">○ ○ ○ –</text:span><text:span text:style-name="T195"> </text:span><text:span text:style-name="T196">You’</text:span><text:span text:style-name="T215">re</text:span><text:span text:style-name="T196"> push</text:span><text:span text:style-name="T215">ing</text:span><text:span text:style-name="T196"> yourself to the limit as you exert your body.</text:span></text:p>
      <text:p text:style-name="P14"/>
      <text:p text:style-name="P15"><text:span text:style-name="T313">○ </text:span><text:span text:style-name="T315">Research </text:span><text:span text:style-name="T313">○ ○ ○ –</text:span><text:span text:style-name="T179"> </text:span><text:span text:style-name="T181">You’</text:span><text:span text:style-name="T186">re</text:span><text:span text:style-name="T181"> </text:span><text:span text:style-name="T184">discover</text:span><text:span text:style-name="T186">ing</text:span><text:span text:style-name="T184">, </text:span><text:span text:style-name="T183">examin</text:span><text:span text:style-name="T186">ing</text:span><text:span text:style-name="T182">, </text:span><text:span text:style-name="T183">and analyz</text:span><text:span text:style-name="T186">ing</text:span><text:span text:style-name="T183"> </text:span><text:span text:style-name="T182">knowledge </text:span><text:span text:style-name="T185">that others would overlook.</text:span></text:p>
      <text:p text:style-name="P10"/>
      <text:p text:style-name="P35"><text:span text:style-name="T195">○ </text:span><text:span text:style-name="T209">Engineering</text:span><text:span text:style-name="T197"> </text:span><text:span text:style-name="T195">○ ○ ○ –</text:span><text:span text:style-name="T179"> </text:span><text:span text:style-name="T246">You’</text:span><text:span text:style-name="T248">re</text:span><text:span text:style-name="T246"> apply</text:span><text:span text:style-name="T248">ing</text:span><text:span text:style-name="T246"> knowledge and artifice to synthesize </text:span><text:span text:style-name="T280">novel</text:span><text:span text:style-name="T249"> </text:span><text:span text:style-name="T246">techniques </text:span><text:span text:style-name="T247">and</text:span><text:span text:style-name="T246"> artifacts.</text:span></text:p>
      <text:p text:style-name="P35"><text:span text:style-name="T234"/></text:p>
      <text:p text:style-name="P36"><text:span text:style-name="T298">○ </text:span><text:span text:style-name="T307">Relations</text:span><text:span text:style-name="T299"> </text:span><text:span text:style-name="T298">○ ○ ○ – </text:span><text:span text:style-name="T240">You</text:span><text:span text:style-name="T250">’re</text:span><text:span text:style-name="T240"> </text:span><text:span text:style-name="T288">manipulating</text:span><text:span text:style-name="T240">,</text:span><text:span text:style-name="T250"> </text:span><text:span text:style-name="T253">negotiating, </text:span><text:span text:style-name="T287">or navigating</text:span><text:span text:style-name="T240"> </text:span><text:span text:style-name="T290">some kind of relationship</text:span><text:span text:style-name="T242"> </text:span><text:span text:style-name="T240">with </text:span><text:span text:style-name="T293">deep </text:span><text:span text:style-name="T291">empathy</text:span><text:span text:style-name="T243"> </text:span><text:span text:style-name="T240">and </text:span><text:span text:style-name="T292">insight</text:span><text:span text:style-name="T240">—</text:span><text:span text:style-name="T268">we</text:span><text:span text:style-name="T265"> get it, you fuck.</text:span></text:p>
      <text:p text:style-name="P35"><text:span text:style-name="T234"/></text:p>
      <text:p text:style-name="P34"><text:span text:style-name="T298">○ </text:span><text:span text:style-name="T302">Shady Shit </text:span><text:span text:style-name="T298">○ ○ ○ – </text:span><text:span text:style-name="T236">You’</text:span><text:span text:style-name="T250">re</text:span><text:span text:style-name="T236"> practic</text:span><text:span text:style-name="T250">ing</text:span><text:span text:style-name="T236"> the </text:span><text:span text:style-name="T253">secret</text:span><text:span text:style-name="T244"> </text:span><text:span text:style-name="T236">tricks of the trade for those who </text:span><text:span text:style-name="T237">lurk </text:span><text:span text:style-name="T241">beyond the edge of polite society</text:span><text:span text:style-name="T236">.</text:span></text:p>
      <text:p text:style-name="P34"><text:span text:style-name="T236"/></text:p>
      <text:p text:style-name="P37"><text:span text:style-name="T298">○ </text:span><text:span text:style-name="T303">Spooky </text:span><text:span text:style-name="T302">Shit </text:span><text:span text:style-name="T298">○ ○ ○ –</text:span><text:span text:style-name="T228"> </text:span><text:span text:style-name="T240">You’</text:span><text:span text:style-name="T251">re</text:span><text:span text:style-name="T240"> </text:span><text:span text:style-name="T251">interacting with the weird, esoteric, and uncanny on its own terms—</text:span><text:span text:style-name="T254">or at least you think you are</text:span><text:span text:style-name="T252">.</text:span></text:p>
      <text:p text:style-name="P40"><text:span text:style-name="T269"/></text:p>
      <text:p text:style-name="P41"><text:span text:style-name="T298">○ </text:span><text:span text:style-name="T308">Learned Profession</text:span><text:span text:style-name="T299"> </text:span><text:span text:style-name="T298">○ ○ ○ –</text:span><text:span text:style-name="T228"> </text:span><text:span text:style-name="T270">You’re applying </text:span><text:span text:style-name="T272">the </text:span><text:span text:style-name="T279">guarded </text:span><text:span text:style-name="T271">knowledge and skills </text:span><text:span text:style-name="T272">of a</text:span><text:span text:style-name="T273"> </text:span><text:span text:style-name="T276">specialized </text:span><text:span text:style-name="T277">or privileged </text:span><text:span text:style-name="T278">career</text:span><text:span text:style-name="T274">. </text:span><text:span text:style-name="T275">What is it?</text:span></text:p>
      <text:h text:style-name="P73" text:outline-level="1"><text:span text:style-name="T351">Story</text:span> Moves</text:h>
      <text:p text:style-name="P44"><text:span text:style-name="T228">“</text:span><text:span text:style-name="T281">Someone” means </text:span><text:span text:style-name="T285">a person or </text:span><text:span text:style-name="T281">anything animate. “</text:span><text:span text:style-name="T283">Something” means </text:span><text:span text:style-name="T295">anything</text:span><text:span text:style-name="T284"> </text:span><text:span text:style-name="T283">inanimate.</text:span></text:p>
      <text:p text:style-name="P44"><text:span text:style-name="T281"/></text:p>
      <text:p text:style-name="P44"><text:span text:style-name="T228">● </text:span><text:span text:style-name="T316">Fuck ‘em up –</text:span><text:span text:style-name="T187"> </text:span><text:span text:style-name="T188">You want </text:span><text:span text:style-name="T193">someone</text:span><text:span text:style-name="T192"> to </text:span><text:span text:style-name="T321">take harm</text:span><text:span text:style-name="T259"> </text:span><text:span text:style-name="T264">and maybe die</text:span><text:span text:style-name="T188">, </text:span><text:span text:style-name="T189">so y</text:span><text:span text:style-name="T180">ou </text:span><text:span text:style-name="T191">make</text:span><text:span text:style-name="T190"> it happen.</text:span></text:p>
      <text:p text:style-name="P44"><text:span text:style-name="T245"/></text:p>
      <text:p text:style-name="P69"><text:span text:style-name="T228">● </text:span><text:span text:style-name="T310">Compel compliance – </text:span><text:span text:style-name="T255">You want </text:span><text:span text:style-name="T282">someone</text:span><text:span text:style-name="T255"> </text:span><text:span text:style-name="T260">to </text:span><text:span text:style-name="T255">do </text:span><text:span text:style-name="T263">your will</text:span><text:span text:style-name="T255">, so you </text:span><text:span text:style-name="T262">direct, </text:span><text:span text:style-name="T261">entice, </text:span><text:span text:style-name="T256">coerce, </text:span><text:span text:style-name="T257">or force </text:span><text:span text:style-name="T258">them</text:span><text:span text:style-name="T255">.</text:span></text:p>
      <text:p text:style-name="P20"/>
      <text:p text:style-name="P68"><text:span text:style-name="T78">● Make it chooch –</text:span><text:span text:style-name="T82"> </text:span><text:span text:style-name="T101">You want a </text:span><text:span text:style-name="T95">broken, </text:span><text:span text:style-name="T97">unreliable,</text:span><text:span text:style-name="T95"> </text:span><text:span text:style-name="T94">or unfamiliar </text:span><text:span text:style-name="T107">mechanism or </text:span><text:span text:style-name="T82">artifact </text:span><text:span text:style-name="T103">to</text:span><text:span text:style-name="T82"> do </text:span><text:span text:style-name="T101">something useful</text:span><text:span text:style-name="T82">, </text:span><text:span text:style-name="T101">so you </text:span><text:span text:style-name="T104">roll up your sleeves </text:span><text:span text:style-name="T106">and</text:span><text:span text:style-name="T104"> </text:span><text:span text:style-name="T101">get to </text:span><text:span text:style-name="T102">work</text:span><text:span text:style-name="T105">.</text:span></text:p>
      <text:p text:style-name="P20"/>
      <text:p text:style-name="P26"><text:span text:style-name="T82">● </text:span>Go apeshit –<text:span text:style-name="T4"> </text:span><text:span text:style-name="T51">You want </text:span><text:span text:style-name="T52">some </text:span><text:span text:style-name="T51">inanimate </text:span><text:span text:style-name="T52">object to stop working or existing, so you disrupt, </text:span><text:span text:style-name="T66">ruin</text:span><text:span text:style-name="T52">, or destroy it.</text:span></text:p>
      <text:p text:style-name="P23"><text:span text:style-name="T82"/></text:p>
      <text:p text:style-name="P22"><text:span text:style-name="T82">● </text:span><text:span text:style-name="T326">Get out the way</text:span> –<text:span text:style-name="T4"> </text:span><text:span text:style-name="T53">You don’t want to </text:span><text:span text:style-name="T74">take harm</text:span><text:span text:style-name="T100">, so y</text:span><text:span text:style-name="T6">ou </text:span><text:span text:style-name="T38">dodge, evade, </text:span><text:span text:style-name="T49">or flee</text:span><text:span text:style-name="T38"> </text:span><text:span text:style-name="T39">an </text:span><text:span text:style-name="T6">attack </text:span><text:span text:style-name="T35">or </text:span><text:span text:style-name="T39">mishap</text:span><text:span text:style-name="T6">.</text:span></text:p>
      <text:p text:style-name="P11"/>
      <text:p text:style-name="P29"><text:span text:style-name="T82">● </text:span><text:span text:style-name="T325">Parkour!</text:span><text:span text:style-name="T5"> – </text:span><text:span text:style-name="T54">You want to be </text:span><text:span text:style-name="T72">some other specific place</text:span><text:span text:style-name="T54">, urgently, </text:span><text:span text:style-name="T71">so you traverse terrain that’s</text:span><text:span text:style-name="T54"> challenging or dangerous in its own right</text:span><text:span text:style-name="T40">—</text:span><text:span text:style-name="T41">the terrain need not be concrete.</text:span></text:p>
      <text:p text:style-name="P11"/>
      <text:p text:style-name="P24"><text:span text:style-name="T82">● </text:span>Medic! –<text:span text:style-name="T4"> </text:span><text:span text:style-name="T108">You want to stabilize </text:span><text:span text:style-name="T109">or improve </text:span><text:span text:style-name="T108">someone’s health</text:span><text:span text:style-name="T55">, so you </text:span><text:span text:style-name="T48">attend</text:span><text:span text:style-name="T44"> </text:span><text:span text:style-name="T55">to their </text:span><text:span text:style-name="T4">injuries or illness.</text:span></text:p>
      <text:p text:style-name="P22"><text:span text:style-name="T82"/></text:p>
      <text:p text:style-name="P22"><text:span text:style-name="T82">● </text:span>Scope <text:span text:style-name="T350">it out</text:span> –<text:span text:style-name="T4"> </text:span><text:span text:style-name="T56">You want more </text:span><text:span text:style-name="T64">details and </text:span><text:span text:style-name="T56">information about your surroundings</text:span><text:span text:style-name="T61"> or their </text:span><text:span text:style-name="T62">contents and </text:span><text:span text:style-name="T61">inhabitants</text:span><text:span text:style-name="T56">, so y</text:span><text:span text:style-name="T44">ou survey, observe, </text:span><text:span text:style-name="T50">and intuit</text:span><text:span text:style-name="T7">.</text:span></text:p>
      <text:p text:style-name="P22"/>
      <text:p text:style-name="P27"><text:span text:style-name="T82">● </text:span>Connect the dots –<text:span text:style-name="T4"> </text:span><text:span text:style-name="T57">You want </text:span><text:span text:style-name="T59">to extract </text:span><text:span text:style-name="T60">useful</text:span><text:span text:style-name="T59"> information from </text:span><text:span text:style-name="T60">clues, </text:span><text:span text:style-name="T59">data, </text:span><text:span text:style-name="T60">or details</text:span><text:span text:style-name="T59"> you’ve got, </text:span><text:span text:style-name="T65">so you apply and collate </text:span><text:span text:style-name="T67">what you know</text:span><text:span text:style-name="T65">.</text:span></text:p>
      <text:p text:style-name="P19"/>
      <text:p text:style-name="P28"><text:span text:style-name="T82">● </text:span><text:span text:style-name="T324">Schmooze ‘em –</text:span><text:span text:style-name="T5"> </text:span><text:span text:style-name="T57">You want to</text:span><text:span text:style-name="T45"> build</text:span><text:span text:style-name="T5"> rapport, trust, </text:span><text:span text:style-name="T69">or </text:span><text:span text:style-name="T70">graces</text:span><text:span text:style-name="T5"> with someone, </text:span><text:span text:style-name="T57">so you do something you think they’ll like or respect.</text:span></text:p>
      <text:p text:style-name="P66"/>
      <text:p text:style-name="P67"><text:span text:style-name="T82">● </text:span>Fool ‘em –<text:span text:style-name="T4"> </text:span><text:span text:style-name="T58">You want to control what someone believes, so y</text:span><text:span text:style-name="T46">ou deceive or misdirect</text:span><text:span text:style-name="T4"> </text:span><text:span text:style-name="T58">them</text:span><text:span text:style-name="T4">.</text:span></text:p>
      <text:p text:style-name="P18"/>
      <text:p text:style-name="P70"><text:span text:style-name="T131">● </text:span><text:span text:style-name="T150">Go dark –</text:span><text:span text:style-name="T151"> </text:span><text:span text:style-name="T155">You want to avoid the consequences of discovery or detection, </text:span><text:span text:style-name="T156">so you take precautions or </text:span><text:span text:style-name="T157">special </text:span><text:span text:style-name="T156">care.</text:span></text:p>
      <text:h text:style-name="P74" text:outline-level="1">Special Moves</text:h>
      <text:p text:style-name="P49"><text:span text:style-name="T141">● </text:span>Resist consequences –<text:span text:style-name="T4"> </text:span><text:span text:style-name="T8">Y</text:span><text:span text:style-name="T118">ou don’t like the consequences or complications the GM decide</text:span><text:span text:style-name="T125">d</text:span><text:span text:style-name="T118"> </text:span><text:span text:style-name="T124">when you roll</text:span><text:span text:style-name="T126">ed</text:span><text:span text:style-name="T118"> a </text:span><text:span text:style-name="T119">⚂⚃ </text:span><text:span text:style-name="T118">or </text:span><text:span text:style-name="T119">⚀⚀: </text:span><text:span text:style-name="T120">speak up and </text:span><text:span text:style-name="T139">s</text:span><text:span text:style-name="T138">pend 1 Resist</text:span><text:span text:style-name="T135"> to </text:span><text:span text:style-name="T121">insist they invent something less drastic </text:span><text:span text:style-name="T122">instead. </text:span><text:span text:style-name="T123">This isn’t the same as </text:span><text:span text:style-name="T115">dispute fiction</text:span><text:span text:style-name="T123">; resist consequences whenever you think it’s </text:span><text:span text:style-name="T128">advantageous</text:span><text:span text:style-name="T123"> </text:span><text:span text:style-name="T127">in-game.</text:span></text:p>
      <text:p text:style-name="P3"/>
      <text:p text:style-name="P61"><text:span text:style-name="T349">Earn </text:span>Resist –<text:span text:style-name="T4"> </text:span><text:span text:style-name="T47">G</text:span><text:span text:style-name="T130">ain 1 Resist </text:span><text:span text:style-name="T132">w</text:span><text:span text:style-name="T4">hen you creatively </text:span><text:span text:style-name="T73">invent fiction</text:span><text:span text:style-name="T81"> to set up a move where you </text:span><text:span text:style-name="T98">then</text:span><text:span text:style-name="T81"> roll a </text:span><text:span text:style-name="T119">⚅⚅ </text:span><text:span text:style-name="T117">or </text:span><text:span text:style-name="T119">⚃⚅</text:span><text:span text:style-name="T130">.</text:span></text:p>
      <text:p text:style-name="P3"/>
      <text:p text:style-name="P3">Take harm – <text:span text:style-name="T4">When you take harm blahblah.</text:span></text:p>
      <text:p text:style-name="P2"/>
      <text:p text:style-name="P4">You die – <text:span text:style-name="T4">You’ve lost your last health or a move says </text:span><text:span text:style-name="T91">you die</text:span><text:span text:style-name="T4">. </text:span><text:span text:style-name="T11">You can go sweetly into the night and build a new character </text:span><text:span text:style-name="T12">to </text:span><text:span text:style-name="T26">love</text:span><text:span text:style-name="T13">. </text:span><text:span text:style-name="T14">Or…</text:span></text:p>
      <text:p text:style-name="P17"/>
      <text:p text:style-name="P50"><text:span text:style-name="T4">You’re out of the scene </text:span><text:span text:style-name="T18">for now,</text:span><text:span text:style-name="T16"> but you somehow survived</text:span><text:span text:style-name="T4">. You come back later with </text:span><text:span text:style-name="T20">1 </text:span><text:span text:style-name="T21">health</text:span><text:span text:style-name="T20"> and </text:span><text:span text:style-name="T4">a permanent, </text:span><text:span text:style-name="T15">severe</text:span><text:span text:style-name="T4"> status of the GM’s choice. </text:span><text:span text:style-name="T17">Explain what happened </text:span><text:span text:style-name="T19">to the group.</text:span></text:p>
      <text:p text:style-name="P50"><text:span text:style-name="T19"/></text:p>
      <text:p text:style-name="P53"><text:span text:style-name="T348">Level up –</text:span><text:span text:style-name="T42"> </text:span><text:span text:style-name="T68">When you fill your last XP, spend all your XP to</text:span><text:span text:style-name="T43"> </text:span><text:span text:style-name="T68">f</text:span><text:span text:style-name="T152">ill </text:span><text:span text:style-name="T158">one</text:span><text:span text:style-name="T152"> </text:span><text:span text:style-name="T153">○ </text:span><text:span text:style-name="T158">in your playbook—</text:span><text:span text:style-name="T161">y</text:span><text:span text:style-name="T154">ou must fulfill all other criteria to buy the item. </text:span><text:span text:style-name="T159">Instead of </text:span><text:span text:style-name="T160">a </text:span><text:span text:style-name="T153">○</text:span><text:span text:style-name="T159">, you could ask the GM to buy off a permanent status.</text:span></text:p>
      <text:p text:style-name="P50"><text:span text:style-name="T19"/></text:p>
      <text:p text:style-name="P52"><text:span text:style-name="T348">Earn </text:span>XP –<text:span text:style-name="T4"> </text:span><text:span text:style-name="T27">When you finish a play session</text:span><text:span text:style-name="T329">, </text:span><text:span text:style-name="T330">it’s time to </text:span><text:span text:style-name="T339">decide</text:span><text:span text:style-name="T330"> what XP you’ve earned</text:span><text:span text:style-name="T337">. </text:span><text:span text:style-name="T330">Talk as a group about this: maybe they remember something you forgot. </text:span><text:span text:style-name="T331">Ultimately, though, it’s up to you.</text:span></text:p>
      <text:p text:style-name="P51"><text:span text:style-name="T331"/></text:p>
      <text:p text:style-name="P56"><text:span text:style-name="T331">Y</text:span><text:span text:style-name="T328">ou get 1 XP for each item </text:span><text:span text:style-name="T342">below that</text:span><text:span text:style-name="T328"> you </text:span><text:span text:style-name="T338">(not the GM) </text:span><text:span text:style-name="T328">think is true for this play session. </text:span><text:span text:style-name="T343">Y</text:span><text:span text:style-name="T342">ou can only take </text:span><text:span text:style-name="T343">each item </text:span><text:span text:style-name="T342">once, even if you did the thing multiple times in the session.</text:span></text:p>
      <text:p text:style-name="P56"><text:span text:style-name="T328"/></text:p>
      <text:list xml:id="list4208139873" text:style-name="L3">
        <text:list-item>
          <text:p text:style-name="P60"><text:span text:style-name="T328">at no point did </text:span><text:span text:style-name="T75">you die</text:span><text:span text:style-name="T110">.</text:span></text:p>
        </text:list-item>
        <text:list-item>
          <text:p text:style-name="P54"><text:span text:style-name="T334">y</text:span><text:span text:style-name="T328">ou made a particularly badass move that </text:span><text:span text:style-name="T336">reinforced your</text:span><text:span text:style-name="T332"> Concept.</text:span></text:p>
        </text:list-item>
        <text:list-item>
          <text:p text:style-name="P55"><text:span text:style-name="T334">y</text:span><text:span text:style-name="T328">ou </text:span><text:span text:style-name="T335">suffered</text:span><text:span text:style-name="T328"> a particularly painful (or hilarious) blunder </text:span><text:span text:style-name="T340">as a result of</text:span><text:span text:style-name="T328"> </text:span><text:span text:style-name="T333">playing to your Concept.</text:span></text:p>
        </text:list-item>
        <text:list-item>
          <text:p text:style-name="P58"><text:span text:style-name="T333">y</text:span><text:span text:style-name="T328">ou </text:span><text:span text:style-name="T341">made moves to pursue</text:span><text:span text:style-name="T328"> </text:span><text:span text:style-name="T344">a </text:span><text:span text:style-name="T328">Drive.</text:span></text:p>
        </text:list-item>
      </text:list>
      <text:p text:style-name="P59"/>
      <text:p text:style-name="P63"><text:span text:style-name="T141">● </text:span><text:span text:style-name="T149">Lead the group</text:span><text:span text:style-name="T328"> – </text:span><text:span text:style-name="T111">Spend 1 Resist. </text:span><text:span text:style-name="T346">Y</text:span><text:span text:style-name="T345">ou lead </text:span><text:span text:style-name="T347">others </text:span><text:span text:style-name="T345">in a </text:span><text:span text:style-name="T76">story move</text:span><text:span text:style-name="T111"> </text:span><text:span text:style-name="T113">where you’ll succeed or fail as a group</text:span><text:span text:style-name="T111">. </text:span><text:span text:style-name="T112">You r</text:span><text:span text:style-name="T111">oll the </text:span><text:span text:style-name="T114">move as normal </text:span><text:span text:style-name="T112">and everyone canonically shares your result</text:span><text:span text:style-name="T111">. </text:span></text:p>
      <text:p text:style-name="P62"><text:span text:style-name="T142"/></text:p>
      <text:p text:style-name="P71"><text:span text:style-name="T148">If you succeed, b</text:span><text:span text:style-name="T143">efore you proceed with the story, everyone else rolls the same </text:span><text:span text:style-name="T116">story move</text:span><text:span text:style-name="T143">. </text:span><text:span text:style-name="T144">T</text:span><text:span text:style-name="T143">hey are free to describe </text:span><text:span text:style-name="T144">their actions </text:span><text:span text:style-name="T143">individually, </text:span><text:span text:style-name="T145">along with </text:span><text:span text:style-name="T143">what abilities they’re using. </text:span><text:span text:style-name="T147">Their results don’t change the narrative, but i</text:span><text:span text:style-name="T143">f everyone rolls at least a </text:span><text:span text:style-name="T140">⚂⚃, </text:span><text:span text:style-name="T143">you </text:span><text:span text:style-name="T146">restore</text:span><text:span text:style-name="T143"> 1 Resi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6T22:29:48.761801434</dc:date>
    <meta:editing-duration>P8DT15H30M27S</meta:editing-duration>
    <meta:editing-cycles>3048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2" meta:paragraph-count="56" meta:word-count="1137" meta:character-count="6316" meta:non-whitespace-character-count="5205"/>
  </office:meta>
</office:document-meta>
</file>